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665in" fo:margin-bottom="0in" style:contextual-spacing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 officeooo:paragraph-rsid="0016fee1"/>
    </style:style>
    <style:style style:name="P5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Times new roman" fo:font-size="9.75pt" fo:font-style="normal" fo:font-weight="normal" officeooo:paragraph-rsid="0016fee1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 officeooo:rsid="0016fee1" officeooo:paragraph-rsid="0016fee1"/>
    </style:style>
    <style:style style:name="P7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Times new roman"/>
    </style:style>
    <style:style style:name="P8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Times new roman" officeooo:paragraph-rsid="0016fee1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0f1115" loext:opacity="100%" style:font-name="Times new roman" fo:font-size="9.75pt" fo:font-style="normal" fo:font-weight="normal" officeooo:rsid="0016fee1" officeooo:paragraph-rsid="0016fee1" fo:background-color="#ffffff" loext:padding="0in" loext:border="none"/>
    </style:style>
    <style:style style:name="P10" style:family="paragraph" style:parent-style-name="Heading_20_2">
      <style:paragraph-properties fo:margin-left="0in" fo:margin-right="0in" fo:margin-top="0.1354in" fo:margin-bottom="0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/>
    </style:style>
    <style:style style:name="P11" style:family="paragraph" style:parent-style-name="Heading_20_2">
      <style:paragraph-properties fo:margin-left="0in" fo:margin-right="0in" fo:margin-top="0.0165in" fo:margin-bottom="0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/>
    </style:style>
    <style:style style:name="P12" style:family="paragraph" style:parent-style-name="Heading_20_2">
      <style:paragraph-properties fo:margin-left="0in" fo:margin-right="0in" fo:margin-top="0in" fo:margin-bottom="0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/>
    </style:style>
    <style:style style:name="P13" style:family="paragraph" style:parent-style-name="Heading_20_2">
      <style:paragraph-properties fo:margin-left="0in" fo:margin-right="0in" fo:margin-top="0.1354in" fo:margin-bottom="0in" style:contextual-spacing="false" fo:line-height="100%" fo:orphans="2" fo:widows="2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/>
    </style:style>
    <style:style style:name="P14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15" style:family="paragraph" style:parent-style-name="Heading_20_3">
      <style:paragraph-properties fo:margin-left="0in" fo:margin-right="0in" fo:margin-top="0.2543in" fo:margin-bottom="0.0874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16" style:family="paragraph" style:parent-style-name="Heading_20_3">
      <style:paragraph-properties fo:margin-left="0in" fo:margin-right="0in" fo:margin-top="0.2146in" fo:margin-bottom="0.048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17" style:family="paragraph" style:parent-style-name="Heading_20_3">
      <style:paragraph-properties fo:margin-left="0in" fo:margin-right="0in" fo:margin-top="0.1752in" fo:margin-bottom="0.0083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18" style:family="paragraph" style:parent-style-name="Heading_20_3">
      <style:paragraph-properties fo:margin-left="0in" fo:margin-right="0in" fo:margin-top="0.1354in" fo:margin-bottom="0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19" style:family="paragraph" style:parent-style-name="Heading_20_3">
      <style:paragraph-properties fo:margin-left="0in" fo:margin-right="0in" fo:margin-top="0.0957in" fo:margin-bottom="0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20" style:family="paragraph" style:parent-style-name="Heading_20_3">
      <style:paragraph-properties fo:margin-left="0in" fo:margin-right="0in" fo:margin-top="0.1752in" fo:margin-bottom="0.0791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21" style:family="paragraph" style:parent-style-name="Heading_20_3">
      <style:paragraph-properties fo:margin-left="0in" fo:margin-right="0in" fo:margin-top="0.0563in" fo:margin-bottom="0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Times new roman" fo:font-size="15pt" fo:letter-spacing="normal" fo:font-style="normal" fo:font-weight="bold"/>
    </style:style>
    <style:style style:name="P22" style:family="paragraph" style:parent-style-name="Heading_20_4">
      <style:paragraph-properties fo:margin-left="0in" fo:margin-right="0in" fo:margin-top="0.1665in" fo:margin-bottom="0.0835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P23" style:family="paragraph" style:parent-style-name="Heading_20_4">
      <style:paragraph-properties fo:margin-left="0in" fo:margin-right="0in" fo:margin-top="0.1272in" fo:margin-bottom="0.0437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P24" style:family="paragraph" style:parent-style-name="Heading_20_4">
      <style:paragraph-properties fo:margin-left="0in" fo:margin-right="0in" fo:margin-top="0.0874in" fo:margin-bottom="0.0043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P25" style:family="paragraph" style:parent-style-name="Heading_20_4">
      <style:paragraph-properties fo:margin-left="0in" fo:margin-right="0in" fo:margin-top="0.048in" fo:margin-bottom="0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P26" style:family="paragraph" style:parent-style-name="Heading_20_4">
      <style:paragraph-properties fo:margin-left="0in" fo:margin-right="0in" fo:margin-top="0.0083in" fo:margin-bottom="0.0083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P27" style:family="paragraph" style:parent-style-name="Heading_20_4">
      <style:paragraph-properties fo:margin-left="0in" fo:margin-right="0in" fo:margin-top="0.0874in" fo:margin-bottom="0.0043in" style:contextual-spacing="false" style:line-height-at-least="0.2917in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bold" officeooo:paragraph-rsid="0018153c"/>
    </style:style>
    <style:style style:name="P28" style:family="paragraph" style:parent-style-name="Heading_20_1">
      <style:paragraph-properties fo:margin-left="0in" fo:margin-right="0in" fo:margin-top="0in" fo:margin-bottom="0.1665in" style:contextual-spacing="false" style:line-height-at-least="0.3543in" fo:text-align="center" style:justify-single-word="false" fo:orphans="2" fo:widows="2" fo:text-indent="0in" style:auto-text-indent="false"/>
      <style:text-properties fo:font-variant="normal" fo:text-transform="none" fo:color="#0f1115" loext:opacity="100%" style:font-name="Times new roman" fo:font-size="18pt" fo:letter-spacing="normal" fo:font-style="normal" fo:font-weight="bold" officeooo:paragraph-rsid="0018153c"/>
    </style:style>
    <style:style style:name="P29" style:family="paragraph" style:parent-style-name="Horizontal_20_Line">
      <style:text-properties style:font-name="Times new roman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1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2" style:family="paragraph" style:parent-style-name="Text_20_body" style:list-style-name="L2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33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6" style:family="paragraph" style:parent-style-name="Text_20_body" style:list-style-name="L7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37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9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0" style:family="paragraph" style:parent-style-name="Text_20_body" style:list-style-name="L12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41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2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3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4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5" style:family="paragraph" style:parent-style-name="Text_20_body" style:list-style-name="L2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6" style:family="paragraph" style:parent-style-name="Text_20_body" style:list-style-name="L24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47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8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1753a0"/>
    </style:style>
    <style:style style:name="P49" style:family="paragraph" style:parent-style-name="Text_20_body" style:list-style-name="L26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50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1" style:family="paragraph" style:parent-style-name="Text_20_body">
      <style:paragraph-properties fo:margin-left="0in" fo:margin-right="0in" fo:margin-top="0.1272in" fo:margin-bottom="0.1272in" style:contextual-spacing="false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2" style:family="paragraph" style:parent-style-name="Text_20_body">
      <style:paragraph-properties fo:margin-left="0in" fo:margin-right="0in" fo:margin-top="0.0874in" fo:margin-bottom="0.0874in" style:contextual-spacing="false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4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5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6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7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8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59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0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1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2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3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4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5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6" style:family="paragraph" style:parent-style-name="Text_20_body" style:list-style-name="L2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7" style:family="paragraph" style:parent-style-name="Text_20_body" style:list-style-name="L2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8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69" style:family="paragraph" style:parent-style-name="Text_20_body">
      <style:paragraph-properties fo:margin-left="0in" fo:margin-right="0in" fo:margin-top="0.0874in" fo:margin-bottom="0.0874in" style:contextual-spacing="false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 officeooo:paragraph-rsid="0018153c"/>
    </style:style>
    <style:style style:name="P70" style:family="paragraph" style:parent-style-name="Text_20_body">
      <style:paragraph-properties fo:margin-left="0in" fo:margin-right="0in" fo:margin-top="0.1665in" fo:margin-bottom="0.1665in" style:contextual-spacing="false" fo:line-height="100%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71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2" style:family="paragraph" style:parent-style-name="Text_20_body" style:list-style-name="L7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3" style:family="paragraph" style:parent-style-name="Text_20_body" style:list-style-name="L1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4" style:family="paragraph" style:parent-style-name="Text_20_body" style:list-style-name="L16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5" style:family="paragraph" style:parent-style-name="Text_20_body" style:list-style-name="L18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Times new roman" fo:font-size="12pt" fo:letter-spacing="normal" fo:font-style="normal" fo:font-weight="normal" fo:background-color="#ebeef2" loext:char-shading-value="0" loext:padding="0in" loext:border="none"/>
    </style:style>
    <style:style style:name="T4" style:family="text">
      <style:text-properties fo:font-variant="normal" fo:text-transform="none" fo:color="#0f1115" loext:opacity="100%" style:font-name="Times new roman" fo:font-size="12pt" fo:letter-spacing="normal" fo:font-style="normal" fo:font-weight="normal" officeooo:rsid="0016fee1"/>
    </style:style>
    <style:style style:name="T5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weight-asian="normal" style:font-weight-complex="normal"/>
    </style:style>
    <style:style style:name="T6" style:family="text">
      <style:text-properties fo:color="#4078f2" loext:opacity="100%"/>
    </style:style>
    <style:style style:name="T7" style:family="text">
      <style:text-properties fo:color="#4078f2" loext:opacity="100%" officeooo:rsid="0016fee1"/>
    </style:style>
    <style:style style:name="T8" style:family="text">
      <style:text-properties fo:color="#4078f2" loext:opacity="100%" officeooo:rsid="0016fee1" fo:background-color="#ffffff" loext:char-shading-value="0" loext:padding="0in" loext:border="none"/>
    </style:style>
    <style:style style:name="T9" style:family="text">
      <style:text-properties officeooo:rsid="0016fee1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6fee1"/>
    </style:style>
    <style:style style:name="T12" style:family="text">
      <style:text-properties fo:color="#000000" loext:opacity="100%" officeooo:rsid="0016fee1" fo:background-color="#ffffff" loext:char-shading-value="0" loext:padding="0in" loext:border="none"/>
    </style:style>
    <style:style style:name="T13" style:family="text">
      <style:text-properties fo:font-size="9.75pt" fo:font-style="normal" fo:font-weight="normal"/>
    </style:style>
    <style:style style:name="T14" style:family="text">
      <style:text-properties fo:font-size="9.75pt" fo:font-style="normal" fo:font-weight="normal" officeooo:rsid="0016fee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Rapport du Mini-Projet :</text:h>
      <text:h text:style-name="P28" text:outline-level="1">Programmation Système et Réseaux sous UNIX</text:h>
      <text:h text:style-name="P13" text:outline-level="2">1. Introduction</text:h>
      <text:p text:style-name="P70">Ce projet a été réalisé dans le cadre du cours de Programmation Système et Réseaux sous UNIX. L'objectif était de développer deux applications client/serveur utilisant les sockets en C : une en mode non connecté (UDP) et une en mode connecté (TCP). Le projet a été réalisé en respectant les spécifications techniques tout en ajoutant des fonctionnalités avancées.</text:p>
      <text:h text:style-name="P11" text:outline-level="2">2. Partie 1 : Application Client/Serveur UDP</text:h>
      <text:h text:style-name="P18" text:outline-level="3">2.1 Architecture et Conception</text:h>
      <text:p text:style-name="P50">L'application UDP a été développée avec une architecture modulaire comprenant :</text:p>
      <text:list xml:id="list2341607135" text:style-name="L1">
        <text:list-item>
          <text:p text:style-name="P30"><text:span text:style-name="Strong_20_Emphasis"><text:span text:style-name="T1"><text:s/>client.c </text:span></text:span><text:span text:style-name="T2">: Programme client qui génère une question (nombre aléatoire) et l'envoie au serveur</text:span></text:p>
        </text:list-item>
        <text:list-item>
          <text:p text:style-name="P30"><text:span text:style-name="Strong_20_Emphasis"><text:span text:style-name="T1"><text:s/>server.c </text:span></text:span><text:span text:style-name="T2">: Programme serveur qui reçoit la question, génère une réponse (liste de nombres aléatoires) et la renvoie</text:span></text:p>
        </text:list-item>
        <text:list-item>
          <text:p text:style-name="P30"><text:span text:style-name="Strong_20_Emphasis"><text:span text:style-name="T1"><text:s/>shared.h/c </text:span></text:span><text:span text:style-name="T2">: Fichiers communs définissant les structures de données et constantes partagées</text:span></text:p>
        </text:list-item>
        <text:list-item>
          <text:p text:style-name="P30"><text:span text:style-name="Strong_20_Emphasis"><text:span text:style-name="T1"><text:s/>Interface graphique </text:span></text:span><text:span text:style-name="T2">: Interface de débogage avancée utilisant Raylib pour visualiser l'exécution des processus</text:span></text:p>
        </text:list-item>
      </text:list>
      <text:h text:style-name="P16" text:outline-level="3">2.2 Fonctionnalités Implémentées</text:h>
      <text:list xml:id="list4160095422" text:style-name="L2">
        <text:list-item>
          <text:p text:style-name="P31"><text:span text:style-name="Strong_20_Emphasis"><text:span text:style-name="T5"><text:s/></text:span></text:span><text:span text:style-name="Strong_20_Emphasis"><text:span text:style-name="T1">Communication UDP </text:span></text:span><text:span text:style-name="T2">: Utilisation de sockets en mode datagramme</text:span></text:p>
        </text:list-item>
        <text:list-item>
          <text:p text:style-name="P31"><text:span text:style-name="Strong_20_Emphasis"><text:span text:style-name="T1"><text:s/>Génération aléatoire </text:span></text:span><text:span text:style-name="T2">: Le client génère un nombre n (1-10), le serveur génère n nombres aléatoires</text:span></text:p>
        </text:list-item>
        <text:list-item>
          <text:p text:style-name="P32"><text:span text:style-name="Strong_20_Emphasis"><text:span text:style-name="T1"><text:s/>Interface de débogage </text:span></text:span><text:span text:style-name="T2">: Interface graphique permettant de :</text:span></text:p>
          <text:list>
            <text:list-item>
              <text:p text:style-name="P53"><text:s/>Créer des processus client/serveur</text:p>
            </text:list-item>
            <text:list-item>
              <text:p text:style-name="P53"><text:s/>Visualiser l'exécution pas à pas</text:p>
            </text:list-item>
            <text:list-item>
              <text:p text:style-name="P53"><text:s/>Afficher les variables en temps réel</text:p>
            </text:list-item>
            <text:list-item>
              <text:p text:style-name="P53"><text:s/>Gérer plusieurs clients simultanément</text:p>
            </text:list-item>
          </text:list>
        </text:list-item>
      </text:list>
      <text:h text:style-name="P20" text:outline-level="3">2.3 Points Techniques Remarquables</text:h>
      <text:list xml:id="list2986952587" text:style-name="L3">
        <text:list-item>
          <text:p text:style-name="P71"><text:span text:style-name="Strong_20_Emphasis"><text:span text:style-name="T1"><text:s/>Gestion des processus </text:span></text:span><text:span text:style-name="T2">: Utilisation de </text:span><text:span text:style-name="Source_20_Text"><text:span text:style-name="T3">fork() </text:span></text:span><text:span text:style-name="T2">et </text:span><text:span text:style-name="Source_20_Text"><text:span text:style-name="T3">exec() </text:span></text:span><text:span text:style-name="T2">pour créer des processus indépendants</text:span></text:p>
        </text:list-item>
        <text:list-item>
          <text:p text:style-name="P33"><text:span text:style-name="Strong_20_Emphasis"><text:span text:style-name="T1"><text:s/>Communication inter-processus </text:span></text:span><text:span text:style-name="T2">: Pipes pour la communication avec GDB</text:span></text:p>
        </text:list-item>
        <text:list-item>
          <text:p text:style-name="P33"><text:span text:style-name="Strong_20_Emphasis"><text:span text:style-name="T1"><text:s/>Interface graphique </text:span></text:span><text:span text:style-name="T2">: Utilisation de la bibliothèque Raylib pour une visualisation moderne</text:span></text:p>
        </text:list-item>
        <text:list-item>
          <text:p text:style-name="P33"><text:span text:style-name="Strong_20_Emphasis"><text:span text:style-name="T1"><text:s/>Threads </text:span></text:span><text:span text:style-name="T2">: Utilisation de pthreads pour la gestion asynchrone</text:span></text:p>
        </text:list-item>
      </text:list>
      <text:h text:style-name="P16" text:outline-level="3">2.4 Tests</text:h>
      <text:p text:style-name="P50">Deux scripts de test ont été implémentés :</text:p>
      <text:list xml:id="list745415965" text:style-name="L4">
        <text:list-item>
          <text:p text:style-name="P34"><text:soft-page-break/><text:span text:style-name="Strong_20_Emphasis"><text:span text:style-name="T1"><text:s/>one-client.test.c </text:span></text:span><text:span text:style-name="T2">: Test avec un seul client</text:span></text:p>
        </text:list-item>
        <text:list-item>
          <text:p text:style-name="P34"><text:span text:style-name="Strong_20_Emphasis"><text:span text:style-name="T1"><text:s/>multiple-clients.test.c </text:span></text:span><text:span text:style-name="T2">: Test avec jusqu'à 10 clients simultanés</text:span></text:p>
        </text:list-item>
      </text:list>
      <text:h text:style-name="P10" text:outline-level="2">3. Partie 2 : Application Client/Serveur TCP</text:h>
      <text:h text:style-name="P17" text:outline-level="3">3.1 Architecture et Conception</text:h>
      <text:p text:style-name="P69">L'application TCP est plus complexe et inclut un système complet d'authentification et de services :</text:p>
      <text:h text:style-name="P27" text:outline-level="4">Structure des fichiers :</text:h>
      <text:list xml:id="list198247683" text:style-name="L5">
        <text:list-item>
          <text:p text:style-name="P35"><text:span text:style-name="Strong_20_Emphasis"><text:span text:style-name="T1"><text:s/>server.c </text:span></text:span><text:span text:style-name="T2">: Serveur TCP multi-threadé avec gestion des utilisateurs</text:span></text:p>
        </text:list-item>
        <text:list-item>
          <text:p text:style-name="P35"><text:span text:style-name="Strong_20_Emphasis"><text:span text:style-name="T1"><text:s/>client.c </text:span></text:span><text:span text:style-name="T2">: Client TCP avec interface interactive</text:span></text:p>
        </text:list-item>
        <text:list-item>
          <text:p text:style-name="P35"><text:span text:style-name="Strong_20_Emphasis"><text:span text:style-name="T1"><text:s/>User.c/h </text:span></text:span><text:span text:style-name="T2">: Gestion des utilisateurs et authentification</text:span></text:p>
        </text:list-item>
        <text:list-item>
          <text:p text:style-name="P35"><text:span text:style-name="Strong_20_Emphasis"><text:span text:style-name="T1"><text:s/>Users.c/h </text:span></text:span><text:span text:style-name="T2">: Gestion de la base d'utilisateurs</text:span></text:p>
        </text:list-item>
        <text:list-item>
          <text:p text:style-name="P35"><text:span text:style-name="Strong_20_Emphasis"><text:span text:style-name="T1"><text:s/>shared.h/c </text:span></text:span><text:span text:style-name="T2">: Protocole de communication client-serveur</text:span></text:p>
        </text:list-item>
      </text:list>
      <text:h text:style-name="P19" text:outline-level="3">3.2 Fonctionnalités Implémentées</text:h>
      <text:h text:style-name="P25" text:outline-level="4">3.2.1 Authentification</text:h>
      <text:list xml:id="list1087019816" text:style-name="L6">
        <text:list-item>
          <text:p text:style-name="P54"><text:s/>Système de login avec nom d'utilisateur et mot de passe</text:p>
        </text:list-item>
        <text:list-item>
          <text:p text:style-name="P54"><text:s/>Rôles utilisateur (Admin/User) avec permissions différentes</text:p>
        </text:list-item>
        <text:list-item>
          <text:p text:style-name="P54"><text:s/>Gestion des tentatives de connexion (3 essais maximum)</text:p>
        </text:list-item>
      </text:list>
      <text:h text:style-name="P24" text:outline-level="4">3.2.2 Services Offerts</text:h>
      <text:list xml:id="list3471102560" text:style-name="L7">
        <text:list-item>
          <text:p text:style-name="P36"><text:span text:style-name="Strong_20_Emphasis"><text:span text:style-name="T1"><text:s/>Gestion des utilisateurs </text:span></text:span><text:span text:style-name="T2">(Admin seulement) :</text:span></text:p>
          <text:list>
            <text:list-item>
              <text:p text:style-name="P55"><text:s/>Ajout d'utilisateur</text:p>
            </text:list-item>
            <text:list-item>
              <text:p text:style-name="P55"><text:s/>Suppression d'utilisateur</text:p>
            </text:list-item>
            <text:list-item>
              <text:p text:style-name="P55"><text:s/>Modification des rôles</text:p>
            </text:list-item>
          </text:list>
        </text:list-item>
        <text:list-item>
          <text:p text:style-name="P36"><text:span text:style-name="Strong_20_Emphasis"><text:span text:style-name="T1"><text:s/>Gestion de compte </text:span></text:span><text:span text:style-name="T2">:</text:span></text:p>
          <text:list>
            <text:list-item>
              <text:p text:style-name="P55"><text:s/>Modification du nom d'utilisateur</text:p>
            </text:list-item>
            <text:list-item>
              <text:p text:style-name="P55"><text:s/>Modification du mot de passe</text:p>
            </text:list-item>
          </text:list>
        </text:list-item>
        <text:list-item>
          <text:p text:style-name="P36"><text:span text:style-name="Strong_20_Emphasis"><text:span text:style-name="T1"><text:s/>Services système </text:span></text:span><text:span text:style-name="T2">:</text:span></text:p>
          <text:list>
            <text:list-item>
              <text:p text:style-name="P55"><text:s/>Date et heure complète du serveur</text:p>
            </text:list-item>
            <text:list-item>
              <text:p text:style-name="P72"><text:span text:style-name="T2"><text:s/>Liste des fichiers d'un répertoire (</text:span><text:span text:style-name="Source_20_Text"><text:span text:style-name="T3">ls -l</text:span></text:span><text:span text:style-name="T2">)</text:span></text:p>
            </text:list-item>
            <text:list-item>
              <text:p text:style-name="P72"><text:span text:style-name="T2"><text:s/>Affichage du contenu d'un fichier (</text:span><text:span text:style-name="Source_20_Text"><text:span text:style-name="T3">cat</text:span></text:span><text:span text:style-name="T2">)</text:span></text:p>
            </text:list-item>
            <text:list-item>
              <text:p text:style-name="P55"><text:s/>Durée de la session utilisateur</text:p>
            </text:list-item>
          </text:list>
        </text:list-item>
      </text:list>
      <text:h text:style-name="P22" text:outline-level="4">3.2.3 Interface Utilisateur</text:h>
      <text:list xml:id="list130761204" text:style-name="L8">
        <text:list-item>
          <text:p text:style-name="P56"><text:s/>Menu interactif avec codes couleur</text:p>
        </text:list-item>
        <text:list-item>
          <text:p text:style-name="P56"><text:s/>Navigation intuitive</text:p>
        </text:list-item>
        <text:list-item>
          <text:p text:style-name="P56"><text:s/>Gestion des erreurs et messages d'information</text:p>
        </text:list-item>
      </text:list>
      <text:h text:style-name="P18" text:outline-level="3"><text:soft-page-break/>3.3 Points Techniques Remarquables</text:h>
      <text:h text:style-name="P22" text:outline-level="4">3.3.1 Architecture Serveur</text:h>
      <text:list xml:id="list2061909293" text:style-name="L9">
        <text:list-item>
          <text:p text:style-name="P37"><text:span text:style-name="Strong_20_Emphasis"><text:span text:style-name="T1"><text:s/>Serveur parallèle </text:span></text:span><text:span text:style-name="T2">: Chaque client est géré dans un thread séparé</text:span></text:p>
        </text:list-item>
        <text:list-item>
          <text:p text:style-name="P37"><text:span text:style-name="Strong_20_Emphasis"><text:span text:style-name="T1"><text:s/>Synchronisation </text:span></text:span><text:span text:style-name="T2">: Mutex pour protéger l'accès à la liste des utilisateurs</text:span></text:p>
        </text:list-item>
        <text:list-item>
          <text:p text:style-name="P37"><text:span text:style-name="Strong_20_Emphasis"><text:span text:style-name="T1"><text:s/>Gestion des connexions </text:span></text:span><text:span text:style-name="T2">: Acceptation asynchrone des connexions</text:span></text:p>
        </text:list-item>
      </text:list>
      <text:h text:style-name="P22" text:outline-level="4">3.3.2 Protocole de Communication</text:h>
      <text:list xml:id="list2918905288" text:style-name="L10">
        <text:list-item>
          <text:p text:style-name="P38"><text:span text:style-name="Strong_20_Emphasis"><text:span text:style-name="T1"><text:s/>Système de commandes </text:span></text:span><text:span text:style-name="T2">: Enumération des commandes possibles</text:span></text:p>
        </text:list-item>
        <text:list-item>
          <text:p text:style-name="P38"><text:span text:style-name="Strong_20_Emphasis"><text:span text:style-name="T1"><text:s/>Transfert de données </text:span></text:span><text:span text:style-name="T2">: Fonctions génériques pour l'envoi/réception de chaînes et entiers</text:span></text:p>
        </text:list-item>
        <text:list-item>
          <text:p text:style-name="P38"><text:span text:style-name="Strong_20_Emphasis"><text:span text:style-name="T1"><text:s/>Gestion de la mémoire </text:span></text:span><text:span text:style-name="T2">: Allocation dynamique avec libération appropriée</text:span></text:p>
        </text:list-item>
      </text:list>
      <text:h text:style-name="P22" text:outline-level="4">3.3.3 Sécurité</text:h>
      <text:list xml:id="list622834690" text:style-name="L11">
        <text:list-item>
          <text:p text:style-name="P57"><text:s/>Vérification des permissions selon les rôles</text:p>
        </text:list-item>
        <text:list-item>
          <text:p text:style-name="P57"><text:s/>Confirmation des mots de passe lors des modifications</text:p>
        </text:list-item>
        <text:list-item>
          <text:p text:style-name="P57"><text:s/>Protection contre les tentatives répétées</text:p>
        </text:list-item>
      </text:list>
      <text:h text:style-name="P17" text:outline-level="3">3.4 Tests Automatisés</text:h>
      <text:p text:style-name="P51">Un système de test complet a été implémenté :</text:p>
      <text:h text:style-name="P23" text:outline-level="4">Structure des tests :</text:h>
      <text:list xml:id="list3822128111" text:style-name="L12">
        <text:list-item>
          <text:p text:style-name="P39"><text:span text:style-name="Strong_20_Emphasis"><text:span text:style-name="T1"><text:s/>test.c </text:span></text:span><text:span text:style-name="T2">: Programme principal de test</text:span></text:p>
        </text:list-item>
        <text:list-item>
          <text:p text:style-name="P40"><text:span text:style-name="Strong_20_Emphasis"><text:span text:style-name="T1"><text:s/>13 scénarios de test </text:span></text:span><text:span text:style-name="T2">couvrant tous les cas d'utilisation :</text:span></text:p>
          <text:list>
            <text:list-item>
              <text:p text:style-name="P58"><text:s/>Connexion normale</text:p>
            </text:list-item>
            <text:list-item>
              <text:p text:style-name="P58"><text:s/>Mauvais mot de passe</text:p>
            </text:list-item>
            <text:list-item>
              <text:p text:style-name="P58"><text:s/>Ajout d'administrateur</text:p>
            </text:list-item>
            <text:list-item>
              <text:p text:style-name="P58"><text:s/>Ajout d'utilisateur</text:p>
            </text:list-item>
            <text:list-item>
              <text:p text:style-name="P58"><text:s/>Commande date et ls</text:p>
            </text:list-item>
            <text:list-item>
              <text:p text:style-name="P58"><text:s/>Commande cat et durée de session</text:p>
            </text:list-item>
            <text:list-item>
              <text:p text:style-name="P58"><text:s/>Modification du nom d'utilisateur</text:p>
            </text:list-item>
            <text:list-item>
              <text:p text:style-name="P58"><text:s/>Modification du mot de passe</text:p>
            </text:list-item>
            <text:list-item>
              <text:p text:style-name="P58"><text:s/>Tentative d'action sans permissions</text:p>
            </text:list-item>
            <text:list-item>
              <text:p text:style-name="P58"><text:s/>Modification de rôle</text:p>
            </text:list-item>
            <text:list-item>
              <text:p text:style-name="P58"><text:s/>Tentative sans permissions (après changement de rôle)</text:p>
            </text:list-item>
            <text:list-item>
              <text:p text:style-name="P58"><text:s/>Suppression d'utilisateur</text:p>
            </text:list-item>
            <text:list-item>
              <text:p text:style-name="P58"><text:s/>Connexion avec un utilisateur supprimé</text:p>
            </text:list-item>
          </text:list>
        </text:list-item>
      </text:list>
      <text:h text:style-name="P22" text:outline-level="4">Caractéristiques des tests :</text:h>
      <text:list xml:id="list2699824933" text:style-name="L13">
        <text:list-item>
          <text:p text:style-name="P59"><text:s/>Exécution automatique du serveur et des clients</text:p>
        </text:list-item>
        <text:list-item>
          <text:p text:style-name="P59"><text:s/>Redirection des entrées/sorties via des fichiers</text:p>
        </text:list-item>
        <text:list-item>
          <text:p text:style-name="P59"><text:s/>Génération de fichiers de sortie pour comparaison</text:p>
        </text:list-item>
        <text:list-item>
          <text:p text:style-name="P59"><text:soft-page-break/><text:s/>Possibilité d'exécuter des tests spécifiques</text:p>
        </text:list-item>
      </text:list>
      <text:h text:style-name="P10" text:outline-level="2">4. Analyse Technique Détaillée</text:h>
      <text:h text:style-name="P18" text:outline-level="3">4.1 Gestion de la Mémoire</text:h>
      <text:h text:style-name="P22" text:outline-level="4">Partie 1 (UDP) :</text:h>
      <text:list xml:id="list2011961251" text:style-name="L14">
        <text:list-item>
          <text:p text:style-name="P60"><text:s/>Allocation dynamique pour les tableaux de nombres</text:p>
        </text:list-item>
        <text:list-item>
          <text:p text:style-name="P73"><text:span text:style-name="T2"><text:s/>Libération systématique avec </text:span><text:span text:style-name="Source_20_Text"><text:span text:style-name="T3">Answer_destroy()</text:span></text:span></text:p>
        </text:list-item>
        <text:list-item>
          <text:p text:style-name="P73"><text:span text:style-name="T2"><text:s/>Gestion des erreurs pour </text:span><text:span text:style-name="Source_20_Text"><text:span text:style-name="T3">malloc()</text:span></text:span></text:p>
        </text:list-item>
      </text:list>
      <text:h text:style-name="P22" text:outline-level="4">Partie 2 (TCP) :</text:h>
      <text:list xml:id="list1294291900" text:style-name="L15">
        <text:list-item>
          <text:p text:style-name="P61"><text:s/>Allocation pour les chaînes de caractères reçues</text:p>
        </text:list-item>
        <text:list-item>
          <text:p text:style-name="P61"><text:s/>Libération après utilisation</text:p>
        </text:list-item>
        <text:list-item>
          <text:p text:style-name="P61"><text:s/>Protection contre les fuites mémoire</text:p>
        </text:list-item>
      </text:list>
      <text:h text:style-name="P17" text:outline-level="3">4.2 Gestion des Erreurs</text:h>
      <text:list xml:id="list536213095" text:style-name="L16">
        <text:list-item>
          <text:p text:style-name="P62"><text:s/>Vérification systématique des retours des fonctions système</text:p>
        </text:list-item>
        <text:list-item>
          <text:p text:style-name="P74"><text:span text:style-name="T2"><text:s/>Messages d'erreur explicites avec </text:span><text:span text:style-name="Source_20_Text"><text:span text:style-name="T3">perror()</text:span></text:span></text:p>
        </text:list-item>
        <text:list-item>
          <text:p text:style-name="P62"><text:s/>Sortie propre en cas d'erreur critique</text:p>
        </text:list-item>
      </text:list>
      <text:h text:style-name="P21" text:outline-level="3">4.3 Performances</text:h>
      <text:h text:style-name="P22" text:outline-level="4">Partie 1 :</text:h>
      <text:list xml:id="list2257159071" text:style-name="L17">
        <text:list-item>
          <text:p text:style-name="P63"><text:s/>Communication UDP légère et rapide</text:p>
        </text:list-item>
        <text:list-item>
          <text:p text:style-name="P63"><text:s/>Interface graphique réactive avec Raylib</text:p>
        </text:list-item>
      </text:list>
      <text:h text:style-name="P22" text:outline-level="4">Partie 2 :</text:h>
      <text:list xml:id="list4042418434" text:style-name="L18">
        <text:list-item>
          <text:p text:style-name="P64"><text:s/>Threads pour gérer plusieurs clients simultanément</text:p>
        </text:list-item>
        <text:list-item>
          <text:p text:style-name="P64"><text:s/>Mutex pour protéger les ressources partagées</text:p>
        </text:list-item>
        <text:list-item>
          <text:p text:style-name="P75"><text:span text:style-name="T2"><text:s/>Exécution des commandes système via </text:span><text:span text:style-name="Source_20_Text"><text:span text:style-name="T3">fork()</text:span></text:span><text:span text:style-name="T2">/</text:span><text:span text:style-name="Source_20_Text"><text:span text:style-name="T3">exec()</text:span></text:span></text:p>
        </text:list-item>
      </text:list>
      <text:h text:style-name="P10" text:outline-level="2">5. Difficultés Rencontrées et Solutions</text:h>
      <text:h text:style-name="P17" text:outline-level="3">5.1 Partie 1</text:h>
      <text:p text:style-name="P1"><text:span text:style-name="Strong_20_Emphasis"><text:span text:style-name="T1">Difficulté</text:span></text:span><text:span text:style-name="T2">: Création d'une interface de débogage graphique</text:span></text:p>
      <text:list xml:id="list2663729529" text:style-name="L19">
        <text:list-item>
          <text:p text:style-name="P41"><text:span text:style-name="Strong_20_Emphasis"><text:span text:style-name="T1"><text:s/>Solution</text:span></text:span><text:span text:style-name="T2">: Utilisation de Raylib pour une interface moderne et de GDB pour le débogage dynamique</text:span></text:p>
        </text:list-item>
      </text:list>
      <text:p text:style-name="P1"><text:span text:style-name="Strong_20_Emphasis"><text:span text:style-name="T1">Difficulté</text:span></text:span><text:span text:style-name="T2">: Synchronisation des processus</text:span></text:p>
      <text:list xml:id="list4164472909" text:style-name="L20">
        <text:list-item>
          <text:p text:style-name="P42"><text:span text:style-name="Strong_20_Emphasis"><text:span text:style-name="T1">Solution</text:span></text:span><text:span text:style-name="T2">: Utilisation de pipes et de threads pour coordonner l'exécution</text:span></text:p>
        </text:list-item>
      </text:list>
      <text:h text:style-name="P14" text:outline-level="3"><text:soft-page-break/>5.2 Partie 2</text:h>
      <text:p text:style-name="P1"><text:span text:style-name="Strong_20_Emphasis"><text:span text:style-name="T1">Difficulté</text:span></text:span><text:span text:style-name="T2">: Gestion des utilisateurs concurrente</text:span></text:p>
      <text:list xml:id="list486309719" text:style-name="L21">
        <text:list-item>
          <text:p text:style-name="P43"><text:span text:style-name="Strong_20_Emphasis"><text:span text:style-name="T1"><text:s/>Solution</text:span></text:span><text:span text:style-name="T2">: Implémentation d'un mutex pour protéger la liste des utilisateurs</text:span></text:p>
        </text:list-item>
      </text:list>
      <text:p text:style-name="P1"><text:span text:style-name="Strong_20_Emphasis"><text:span text:style-name="T1">Difficulté</text:span></text:span><text:span text:style-name="T2">: Protocole de communication client-serveur</text:span></text:p>
      <text:list xml:id="list129303800" text:style-name="L22">
        <text:list-item>
          <text:p text:style-name="P44"><text:span text:style-name="Strong_20_Emphasis"><text:span text:style-name="T1"><text:s/>Solution</text:span></text:span><text:span text:style-name="T2">: Création d'un système de commandes avec types de données définis</text:span></text:p>
        </text:list-item>
      </text:list>
      <text:p text:style-name="P1"><text:span text:style-name="Strong_20_Emphasis"><text:span text:style-name="T1">Difficulté</text:span></text:span><text:span text:style-name="T2">: Tests automatisés</text:span></text:p>
      <text:list xml:id="list1303228466" text:style-name="L23">
        <text:list-item>
          <text:p text:style-name="P45"><text:span text:style-name="Strong_20_Emphasis"><text:span text:style-name="T1"><text:s/>Solution</text:span></text:span><text:span text:style-name="T2">: Développement d'un framework de test avec redirection d'entrées/sorties</text:span></text:p>
        </text:list-item>
      </text:list>
      <text:h text:style-name="P10" text:outline-level="2">6. Conclusion</text:h>
      <text:h text:style-name="P17" text:outline-level="3">6.1 Objectifs Atteints</text:h>
      <text:p text:style-name="P50">Le projet a atteint tous les objectifs fixés dans l'énoncé et a même dépassé les attentes avec :</text:p>
      <text:list xml:id="list1025460371" text:style-name="L24">
        <text:list-item>
          <text:p text:style-name="P46"><text:span text:style-name="Strong_20_Emphasis"><text:span text:style-name="T1">Partie 1</text:span></text:span><text:span text:style-name="T2">:</text:span></text:p>
          <text:list>
            <text:list-item>
              <text:p text:style-name="P65"><text:s/>Application UDP fonctionnelle</text:p>
            </text:list-item>
            <text:list-item>
              <text:p text:style-name="P65"><text:s/>Interface graphique de débogage avancée</text:p>
            </text:list-item>
            <text:list-item>
              <text:p text:style-name="P65"><text:s/>Tests multi-clients</text:p>
            </text:list-item>
          </text:list>
        </text:list-item>
        <text:list-item>
          <text:p text:style-name="P46"><text:span text:style-name="Strong_20_Emphasis"><text:span text:style-name="T1"><text:s/>Partie 2</text:span></text:span><text:span text:style-name="T2">:</text:span></text:p>
          <text:list>
            <text:list-item>
              <text:p text:style-name="P65"><text:s/>Serveur TCP multi-threadé complet</text:p>
            </text:list-item>
            <text:list-item>
              <text:p text:style-name="P65"><text:s/>Système d'authentification avec rôles</text:p>
            </text:list-item>
            <text:list-item>
              <text:p text:style-name="P65"><text:s/>4 services demandés + services de gestion utilisateur</text:p>
            </text:list-item>
            <text:list-item>
              <text:p text:style-name="P65"><text:s/>Interface texte interactive</text:p>
            </text:list-item>
            <text:list-item>
              <text:p text:style-name="P65"><text:s/>Suite de tests complète</text:p>
            </text:list-item>
          </text:list>
        </text:list-item>
      </text:list>
      <text:h text:style-name="P15" text:outline-level="3">6.2 Points Forts du Projet</text:h>
      <text:list xml:id="list1929777141" text:style-name="L25">
        <text:list-item>
          <text:p text:style-name="P47"><text:span text:style-name="Strong_20_Emphasis"><text:span text:style-name="T1"><text:s/>Qualité du code</text:span></text:span><text:span text:style-name="T2">: Code bien structuré, commenté et modulaire</text:span></text:p>
        </text:list-item>
        <text:list-item>
          <text:p text:style-name="P47"><text:span text:style-name="Strong_20_Emphasis"><text:span text:style-name="T1"><text:s/>Robustesse</text:span></text:span><text:span text:style-name="T2">: Gestion complète des erreurs et cas limites</text:span></text:p>
        </text:list-item>
        <text:list-item>
          <text:p text:style-name="P47"><text:span text:style-name="Strong_20_Emphasis"><text:span text:style-name="T1"><text:s/>Fonctionnalités avancées</text:span></text:span><text:span text:style-name="T2">: Interface graphique, tests automatisés</text:span></text:p>
        </text:list-item>
        <text:list-item>
          <text:p text:style-name="P48"><text:span text:style-name="Strong_20_Emphasis"><text:span text:style-name="T1"><text:s/>Documentation</text:span></text:span><text:span text:style-name="T2">: Code auto-explicatif avec séparation claire des responsabilités</text:span></text:p>
        </text:list-item>
      </text:list>
      <text:h text:style-name="P15" text:outline-level="3">6.3 Améliorations Possibles</text:h>
      <text:list xml:id="list158916496" text:style-name="L26">
        <text:list-header>
          <text:p text:style-name="P49"><text:span text:style-name="Strong_20_Emphasis"><text:span text:style-name="T1">Partie 2</text:span></text:span><text:span text:style-name="T2">:</text:span></text:p>
          <text:list>
            <text:list-item>
              <text:p text:style-name="P66"><text:s/>Chiffrement des mots de passe</text:p>
            </text:list-item>
            <text:list-item>
              <text:p text:style-name="P66"><text:s/>Journalisation des actions administrateur</text:p>
            </text:list-item>
            <text:list-item>
              <text:p text:style-name="P66"><text:s/>Interface graphique optionnelle</text:p>
            </text:list-item>
          </text:list>
        </text:list-header>
      </text:list>
      <text:h text:style-name="P15" text:outline-level="3"><text:soft-page-break/>6.4 Bilan</text:h>
      <text:p text:style-name="P52">Ce projet a permis de maîtriser les concepts fondamentaux de la programmation réseau sous UNIX :</text:p>
      <text:list xml:id="list1117832939" text:style-name="L27">
        <text:list-item>
          <text:p text:style-name="P67"><text:s/>Communication inter-processus</text:p>
        </text:list-item>
        <text:list-item>
          <text:p text:style-name="P67"><text:s/>Programmation socket (UDP et TCP)</text:p>
        </text:list-item>
        <text:list-item>
          <text:p text:style-name="P67"><text:s/>Synchronisation (mutex, threads)</text:p>
        </text:list-item>
        <text:list-item>
          <text:p text:style-name="P67"><text:s/>Gestion de la mémoire</text:p>
        </text:list-item>
        <text:list-item>
          <text:p text:style-name="P67"><text:s/>Développement d'applications client/serveur robustes</text:p>
        </text:list-item>
      </text:list>
      <text:p text:style-name="P50">Les applications développées sont fonctionnelles, robustes et prêtes pour une utilisation en environnement réel.</text:p>
      <text:h text:style-name="P12" text:outline-level="2">7. Annexes</text:h>
      <text:h text:style-name="P17" text:outline-level="3">7.1 Structure des Fichiers</text:h>
      <text:p text:style-name="P3"><text:span text:style-name="T9">Socknet</text:span>/</text:p>
      <text:p text:style-name="P7">├── <text:span text:style-name="T13">Partie1/</text:span></text:p>
      <text:p text:style-name="P7">│ <text:s text:c="2"/>├── <text:span text:style-name="T13">client/ <text:s text:c="10"/># Code client UDP</text:span></text:p>
      <text:p text:style-name="P7">│ <text:s text:c="2"/>├── <text:span text:style-name="T13">server/ <text:s text:c="8"/># Code serveur UDP</text:span></text:p>
      <text:p text:style-name="P7">│ <text:s text:c="2"/>├── <text:span text:style-name="T13">gui/ <text:s text:c="13"/># Interface graphique</text:span></text:p>
      <text:p text:style-name="P8">│ <text:s text:c="2"/>├── <text:span text:style-name="T13">tests/ <text:s text:c="10"/># Tests UDP</text:span></text:p>
      <text:p text:style-name="P8"><text:span text:style-name="T13">│ <text:s text:c="5"/>└── </text:span><text:span text:style-name="T14">Makefile</text:span><text:span text:style-name="T13"> <text:s text:c="6"/># </text:span><text:span text:style-name="T14">Script de compilation</text:span></text:p>
      <text:p text:style-name="P7">│</text:p>
      <text:p text:style-name="P8">└── <text:span text:style-name="T13">Partie2/</text:span></text:p>
      <text:p text:style-name="P7"><text:s text:c="4"/>├── <text:span text:style-name="T13">client/ <text:s text:c="10"/># Code client TCP</text:span></text:p>
      <text:p text:style-name="P7"><text:s text:c="4"/>├── <text:span text:style-name="T13">server/ <text:s text:c="9"/># Code serveur TCP</text:span></text:p>
      <text:p text:style-name="P8"><text:s text:c="4"/>├── <text:span text:style-name="T13">tests/ <text:s text:c="11"/># Tests TCP</text:span></text:p>
      <text:p text:style-name="P8"><text:span text:style-name="T13"><text:s text:c="8"/>└── </text:span><text:span text:style-name="T14">Makefile</text:span><text:span text:style-name="T13"> <text:s text:c="5"/># </text:span><text:span text:style-name="T14">Script de compilation</text:span></text:p>
      <text:h text:style-name="P17" text:outline-level="3">7.2 Instructions de Compilation et d'Exécution</text:h>
      <text:h text:style-name="P26" text:outline-level="4">Partie 1 (UDP) :</text:h>
      <text:p text:style-name="P6"><text:span text:style-name="T6">&gt; </text:span><text:span text:style-name="T10">cd partie_1</text:span></text:p>
      <text:p text:style-name="P4"><text:span text:style-name="T7">&gt; </text:span><text:span text:style-name="T10">make </text:span><text:span text:style-name="T11">(pour compiler les programmes du client et serveur)</text:span><text:span text:style-name="T10"><text:line-break/></text:span><text:span text:style-name="T7">&gt; </text:span><text:span text:style-name="T10">make </text:span><text:span text:style-name="T11">tests (pour compiler les jeux de tests)</text:span></text:p>
      <text:p text:style-name="P5"><text:span text:style-name="T7">&gt; </text:span>./server/server_main <text:span text:style-name="T9">(pour executer le serveur)</text:span></text:p>
      <text:p text:style-name="P5">.<text:span text:style-name="T7">&gt; </text:span>/client/client_main <text:span text:style-name="T9">(pour executer le client)</text:span></text:p>
      <text:p text:style-name="P5">.<text:span text:style-name="T7">&gt; </text:span>/<text:span text:style-name="T9">tests</text:span>/one-client.test <text:span text:style-name="T9">(pour executer le test d’un seul client)</text:span></text:p>
      <text:p text:style-name="P5">.<text:span text:style-name="T7">&gt; </text:span>/<text:span text:style-name="T9">tests</text:span>/<text:span text:style-name="T9">multiple</text:span>-client<text:span text:style-name="T9">s</text:span>.test <text:span text:style-name="T9">(pour executer le test de plusieurs clients simultannées)</text:span></text:p>
      <text:h text:style-name="P26" text:outline-level="4">Partie 2 (TCP) :</text:h>
      <text:p text:style-name="P9"><text:span text:style-name="T6">&gt; </text:span><text:span text:style-name="T10">cd partie_2</text:span></text:p>
      <text:p text:style-name="P4"><text:span text:style-name="T8">&gt; </text:span><text:span text:style-name="T10">make </text:span><text:span text:style-name="T11">(pour compiler les programmes du client et serveur)</text:span></text:p>
      <text:p text:style-name="P4"><text:span text:style-name="T8">&gt; </text:span><text:span text:style-name="T10">make </text:span><text:span text:style-name="T11">tests (pour compiler les jeux de tests)</text:span></text:p>
      <text:p text:style-name="P5"><text:span text:style-name="T8">&gt; </text:span>./server/server_main <text:span text:style-name="T9">(pour executer le serveur)</text:span></text:p>
      <text:p text:style-name="P5"><text:soft-page-break/><text:span text:style-name="T8">&gt; </text:span>./client/client_main <text:span text:style-name="T9">(pour executer le client)</text:span></text:p>
      <text:p text:style-name="P5"><text:span text:style-name="T8">&gt; </text:span><text:span text:style-name="T12">./tests/test</text:span></text:p>
      <text:h text:style-name="P17" text:outline-level="3">7.3 Dépendances</text:h>
      <text:list xml:id="list1676720349" text:style-name="L28">
        <text:list-item>
          <text:p text:style-name="P68"><text:s/>Compilateur GCC</text:p>
        </text:list-item>
        <text:list-item>
          <text:p text:style-name="P68"><text:s/>Bibliothèque Raylib (pour l'interface graphique UDP)</text:p>
        </text:list-item>
        <text:list-item>
          <text:p text:style-name="P68"><text:s/>Bibliothèque pthread</text:p>
        </text:list-item>
        <text:list-item>
          <text:p text:style-name="P68"><text:s/>Système d'exploitation UNIX/Linux</text:p>
        </text:list-item>
      </text:list>
      <text:p text:style-name="P29"/>
      <text:p text:style-name="P2"><text:span text:style-name="Strong_20_Emphasis"><text:span text:style-name="T1">Date de remise</text:span></text:span><text:span text:style-name="T2">: 12 Décembre 2025<text:line-break/></text:span><text:span text:style-name="Strong_20_Emphasis"><text:span text:style-name="T1">Réalisé par</text:span></text:span><text:span text:style-name="T2">: </text:span><text:span text:style-name="T4">Makhlouf Yassine &amp; Tayachi Montassar</text:span><text:span text:style-name="T2"><text:line-break/></text:span><text:span text:style-name="Strong_20_Emphasis"><text:span text:style-name="T1">Encadré par</text:span></text:span><text:span text:style-name="T2">: </text:span><text:span text:style-name="T4">Mr. Ezzeddine Zagroub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3:54:15.955482326</meta:creation-date>
    <dc:date>2025-12-10T17:48:54.637544954</dc:date>
    <meta:editing-duration>PT8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197" meta:word-count="1325" meta:character-count="8789" meta:non-whitespace-character-count="7548"/>
  </office:meta>
</office:document-meta>
</file>